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Sans" svg:font-family="'Open Sans'" style:font-family-generic="swiss"/>
    <style:font-face style:name="DejaVu Sans Light" svg:font-family="'DejaVu Sans Light'" style:font-family-generic="swiss" style:font-pitch="variable"/>
    <style:font-face style:name="Liberation Sans" svg:font-family="'Liberation Sans'" style:font-family-generic="swiss" style:font-pitch="variable"/>
    <style:font-face style:name="Open Sans1" svg:font-family="'Ope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left="none" fo:border-right="none"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left="none" fo:border-right="none" fo:border-top="none" fo:border-bottom="0.05pt solid #000000"/>
    </style:style>
    <style:style style:name="P1" style:family="paragraph" style:parent-style-name="Header">
      <style:text-properties fo:font-size="24pt" style:font-size-asian="21pt" style:font-size-complex="24pt"/>
    </style:style>
    <style:style style:name="P2" style:family="paragraph" style:parent-style-name="Header">
      <style:text-properties fo:font-size="24pt" fo:font-weight="bold" officeooo:rsid="0011d97d" officeooo:paragraph-rsid="0011d97d" style:font-size-asian="24pt" style:font-weight-asian="bold" style:font-size-complex="24pt" style:font-weight-complex="bold"/>
    </style:style>
    <style:style style:name="P3" style:family="paragraph" style:parent-style-name="Table_20_Contents">
      <style:paragraph-properties fo:text-align="end" style:justify-single-word="false"/>
      <style:text-properties officeooo:rsid="0028fbba" officeooo:paragraph-rsid="002a2634"/>
    </style:style>
    <style:style style:name="P4" style:family="paragraph" style:parent-style-name="Table_20_Contents">
      <style:text-properties fo:language="de" fo:country="DE"/>
    </style:style>
    <style:style style:name="P5" style:family="paragraph" style:parent-style-name="Standard">
      <style:paragraph-properties fo:margin-top="0in" fo:margin-bottom="0in" style:contextual-spacing="false" fo:text-align="end" style:justify-single-word="false"/>
      <style:text-properties fo:font-size="8pt" officeooo:rsid="002f04cc" officeooo:paragraph-rsid="000c81e9" style:font-size-asian="8pt" style:font-size-complex="8pt"/>
    </style:style>
    <style:style style:name="P6" style:family="paragraph" style:parent-style-name="Standard">
      <style:paragraph-properties fo:margin-top="0in" fo:margin-bottom="0in" style:contextual-spacing="false" fo:text-align="end" style:justify-single-word="false"/>
      <style:text-properties fo:font-size="8pt" officeooo:rsid="000c81e9" officeooo:paragraph-rsid="000c81e9" style:font-size-asian="8pt" style:font-size-complex="8pt"/>
    </style:style>
    <style:style style:name="P7" style:family="paragraph" style:parent-style-name="Standard">
      <style:paragraph-properties fo:margin-top="0in" fo:margin-bottom="0in" style:contextual-spacing="false" fo:text-align="end" style:justify-single-word="false"/>
      <style:text-properties fo:font-size="8pt" officeooo:rsid="0041bfe0" officeooo:paragraph-rsid="0041bfe0" style:font-size-asian="8pt" style:font-size-complex="8pt"/>
    </style:style>
    <style:style style:name="P8" style:family="paragraph" style:parent-style-name="Header" style:master-page-name="">
      <style:paragraph-properties style:page-number="auto" fo:padding="0.0201in" fo:border-left="none" fo:border-right="none" fo:border-top="none" fo:border-bottom="0.06pt solid #000000" style:shadow="none"/>
      <style:text-properties style:font-name="DejaVu Sans Light" fo:font-size="24pt" fo:font-weight="bold" officeooo:rsid="0011d97d" officeooo:paragraph-rsid="0011d97d" style:font-size-asian="24pt" style:font-weight-asian="bold" style:font-size-complex="24pt" style:font-weight-complex="bold"/>
    </style:style>
    <style:style style:name="P9" style:family="paragraph" style:parent-style-name="Footer">
      <style:paragraph-properties fo:text-align="end" style:justify-single-word="false" fo:padding="0.0201in" fo:border-left="none" fo:border-right="none" fo:border-top="0.06pt solid #000000" fo:border-bottom="none" style:shadow="none"/>
      <style:text-properties officeooo:rsid="003a76a6" officeooo:paragraph-rsid="003a76a6"/>
    </style:style>
    <style:style style:name="P10" style:family="paragraph" style:parent-style-name="Text_20_body">
      <style:text-properties fo:language="de" fo:country="DE" officeooo:rsid="001759f6" officeooo:paragraph-rsid="001759f6"/>
    </style:style>
    <style:style style:name="P11" style:family="paragraph" style:parent-style-name="Text_20_body">
      <style:text-properties fo:language="de" fo:country="DE" officeooo:rsid="001aca87" officeooo:paragraph-rsid="001aca87"/>
    </style:style>
    <style:style style:name="P12" style:family="paragraph" style:parent-style-name="Text_20_body">
      <style:text-properties fo:language="de" fo:country="DE" officeooo:rsid="001b8e53" officeooo:paragraph-rsid="001b8e53"/>
    </style:style>
    <style:style style:name="P13" style:family="paragraph" style:parent-style-name="Text_20_body">
      <style:text-properties fo:language="de" fo:country="DE" officeooo:rsid="00137307" officeooo:paragraph-rsid="00137307"/>
    </style:style>
    <style:style style:name="P14" style:family="paragraph" style:parent-style-name="Text_20_body">
      <style:text-properties fo:language="de" fo:country="DE" officeooo:rsid="001d9dd4" officeooo:paragraph-rsid="001d9dd4"/>
    </style:style>
    <style:style style:name="P15" style:family="paragraph" style:parent-style-name="Text_20_body">
      <style:text-properties fo:language="de" fo:country="DE" officeooo:rsid="00249c58" officeooo:paragraph-rsid="00249c58"/>
    </style:style>
    <style:style style:name="P16" style:family="paragraph" style:parent-style-name="Text_20_body">
      <style:text-properties fo:language="de" fo:country="DE" officeooo:rsid="002743f4" officeooo:paragraph-rsid="002743f4"/>
    </style:style>
    <style:style style:name="P17" style:family="paragraph" style:parent-style-name="Text_20_body">
      <style:text-properties fo:language="de" fo:country="DE" officeooo:rsid="002743f4" officeooo:paragraph-rsid="002743f4" style:language-asian="zxx" style:country-asian="none" style:language-complex="zxx" style:country-complex="none"/>
    </style:style>
    <style:style style:name="P18" style:family="paragraph" style:parent-style-name="Standard" style:master-page-name="First_20_Page">
      <style:paragraph-properties style:page-number="auto" fo:break-before="auto" fo:break-after="auto"/>
    </style:style>
    <style:style style:name="P19" style:family="paragraph" style:parent-style-name="Text_20_body" style:list-style-name="L20">
      <style:text-properties fo:language="de" fo:country="DE" officeooo:rsid="00249c58" officeooo:paragraph-rsid="00249c58"/>
    </style:style>
    <style:style style:name="P20" style:family="paragraph" style:parent-style-name="Text_20_body" style:list-style-name="L20">
      <style:text-properties fo:language="de" fo:country="DE" officeooo:rsid="004d75cf" officeooo:paragraph-rsid="00249c58"/>
    </style:style>
    <style:style style:name="P21" style:family="paragraph" style:parent-style-name="Text_20_body" style:list-style-name="L16">
      <style:paragraph-properties fo:margin-top="0in" fo:margin-bottom="0in" style:contextual-spacing="false"/>
      <style:text-properties fo:language="de" fo:country="DE" officeooo:rsid="001dbc1a" officeooo:paragraph-rsid="001dbc1a"/>
    </style:style>
    <style:style style:name="P22" style:family="paragraph" style:parent-style-name="Text_20_body" style:list-style-name="L17">
      <style:paragraph-properties fo:margin-top="0in" fo:margin-bottom="0in" style:contextual-spacing="true"/>
      <style:text-properties fo:language="de" fo:country="DE" officeooo:rsid="001dbc1a" officeooo:paragraph-rsid="001dbc1a"/>
    </style:style>
    <style:style style:name="P23" style:family="paragraph" style:parent-style-name="Text_20_body" style:list-style-name="L17">
      <style:paragraph-properties fo:margin-top="0in" fo:margin-bottom="0in" style:contextual-spacing="true"/>
      <style:text-properties fo:language="de" fo:country="DE" officeooo:rsid="001efde8" officeooo:paragraph-rsid="001efde8"/>
    </style:style>
    <style:style style:name="P24" style:family="paragraph" style:parent-style-name="Text_20_body" style:list-style-name="L17">
      <style:paragraph-properties fo:margin-top="0in" fo:margin-bottom="0in" style:contextual-spacing="true"/>
      <style:text-properties fo:language="de" fo:country="DE" officeooo:rsid="001fd041" officeooo:paragraph-rsid="001fd041"/>
    </style:style>
    <style:style style:name="P25" style:family="paragraph" style:parent-style-name="Text_20_body" style:list-style-name="L18">
      <style:paragraph-properties fo:margin-top="0in" fo:margin-bottom="0in" style:contextual-spacing="true"/>
      <style:text-properties fo:language="de" fo:country="DE" officeooo:rsid="001fd041" officeooo:paragraph-rsid="001fd041"/>
    </style:style>
    <style:style style:name="P26" style:family="paragraph" style:parent-style-name="Text_20_body" style:list-style-name="L19">
      <style:paragraph-properties fo:margin-top="0in" fo:margin-bottom="0in" style:contextual-spacing="true"/>
      <style:text-properties fo:language="de" fo:country="DE" officeooo:rsid="00236677" officeooo:paragraph-rsid="00236677"/>
    </style:style>
    <style:style style:name="P27" style:family="paragraph" style:parent-style-name="Text_20_body" style:list-style-name="L19">
      <style:paragraph-properties fo:margin-top="0in" fo:margin-bottom="0in" style:contextual-spacing="true"/>
      <style:text-properties fo:language="de" fo:country="DE" fo:font-weight="bold" officeooo:rsid="00236677" officeooo:paragraph-rsid="00236677" style:font-weight-asian="bold" style:font-weight-complex="bold"/>
    </style:style>
    <style:style style:name="P28" style:family="paragraph" style:parent-style-name="Heading_20_2">
      <style:text-properties fo:language="de" fo:country="DE"/>
    </style:style>
    <style:style style:name="P29" style:family="paragraph" style:parent-style-name="Heading_20_1">
      <style:text-properties fo:language="de" fo:country="DE"/>
    </style:style>
    <style:style style:name="P30" style:family="paragraph" style:parent-style-name="Heading_20_1" style:list-style-name="">
      <style:text-properties fo:language="de" fo:country="DE"/>
    </style:style>
    <style:style style:name="P31" style:family="paragraph" style:parent-style-name="Heading_20_1" style:list-style-name="">
      <style:text-properties fo:language="de" fo:country="DE" officeooo:paragraph-rsid="001dbc1a"/>
    </style:style>
    <style:style style:name="P32" style:family="paragraph" style:parent-style-name="Heading_20_1" style:master-page-name="Standard">
      <style:paragraph-properties style:page-number="1" fo:break-before="auto" fo:break-after="auto"/>
      <style:text-properties fo:language="de" fo:country="DE" officeooo:rsid="00137307" officeooo:paragraph-rsid="00137307"/>
    </style:style>
    <style:style style:name="P33" style:family="paragraph" style:parent-style-name="Heading_20_1">
      <style:paragraph-properties fo:break-before="page"/>
      <style:text-properties fo:language="de" fo:country="DE"/>
    </style:style>
    <style:style style:name="P34" style:family="paragraph" style:parent-style-name="Heading_20_1">
      <style:paragraph-properties fo:break-before="page"/>
      <style:text-properties fo:language="de" fo:country="DE" officeooo:paragraph-rsid="001dbc1a"/>
    </style:style>
    <style:style style:name="P35" style:family="paragraph" style:parent-style-name="Contents_20_1" style:master-page-name="Index">
      <style:paragraph-properties style:page-number="1" fo:break-before="page">
        <style:tab-stops>
          <style:tab-stop style:position="6.9252in" style:type="right" style:leader-style="dotted" style:leader-text="."/>
        </style:tab-stops>
      </style:paragraph-properties>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 style:family="paragraph">
      <style:text-properties style:font-name="Open Sans1" fo:font-size="36pt" fo:font-weight="normal" style:font-size-asian="36pt" style:font-weight-asian="normal" style:font-size-complex="36pt" style:font-weight-complex="normal"/>
    </style:style>
    <style:style style:name="P40" style:family="paragraph">
      <style:text-properties style:font-name="Open Sans1"/>
    </style:style>
    <style:style style:name="P41" style:family="paragraph">
      <style:paragraph-properties fo:margin-left="0in" fo:margin-right="0in" fo:margin-top="0in" fo:margin-bottom="0in" fo:line-height="107%" fo:text-align="center" fo:text-indent="0in" style:text-autospace="ideograph-alpha" style:punctuation-wrap="hanging" style:line-break="strict" style:writing-mode="lr-tb">
        <style:tab-stops/>
      </style:paragraph-properties>
      <style:text-properties fo:hyphenate="false"/>
    </style:style>
    <style:style style:name="P42" style:family="paragraph">
      <style:paragraph-properties fo:margin-left="0in" fo:margin-right="0in" fo:margin-top="0in" fo:margin-bottom="0in" fo:line-height="107%" fo:text-align="center" fo:text-indent="0in"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Open Sans1"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Calibri" style:font-size-asian="24pt" style:language-asian="en" style:country-asian="US" style:font-style-asian="normal" style:font-weight-asian="bold" style:font-name-complex="DejaVu Sans" style:font-size-complex="24pt" style:language-complex="ar" style:country-complex="SA" style:font-style-complex="normal" style:font-weight-complex="bold" style:text-emphasize="none" style:text-scale="100%" style:font-relief="none" style:text-overline-style="none" style:text-overline-color="font-color" fo:hyphenate="false"/>
    </style:style>
    <style:style style:name="P43" style:family="paragraph">
      <style:paragraph-properties fo:text-align="start"/>
    </style:style>
    <style:style style:name="P44" style:family="paragraph">
      <style:paragraph-properties fo:margin-top="0in" fo:margin-bottom="0in" fo:line-height="100%" fo:text-align="end"/>
      <style:text-properties style:font-name="Open Sans1"/>
    </style:style>
    <style:style style:name="P45" style:family="paragraph">
      <style:paragraph-properties fo:text-align="end"/>
    </style:style>
    <style:style style:name="P46" style:family="paragraph">
      <style:paragraph-properties fo:text-align="end"/>
      <style:text-properties fo:font-size="28pt" fo:font-weight="bold" style:font-size-asian="28pt" style:font-weight-asian="bold" style:font-size-complex="28pt" style:font-weight-complex="bold"/>
    </style:style>
    <style:style style:name="P47" style:family="paragraph">
      <style:paragraph-properties fo:text-align="end"/>
      <style:text-properties fo:font-size="10pt" style:font-size-asian="10pt" style:font-size-complex="10pt"/>
    </style:style>
    <style:style style:name="T1" style:family="text">
      <style:text-properties officeooo:rsid="003705b3"/>
    </style:style>
    <style:style style:name="T2" style:family="text">
      <style:text-properties officeooo:rsid="004260c3"/>
    </style:style>
    <style:style style:name="T3" style:family="text">
      <style:text-properties officeooo:rsid="0018df5f"/>
    </style:style>
    <style:style style:name="T4" style:family="text">
      <style:text-properties officeooo:rsid="001aca87"/>
    </style:style>
    <style:style style:name="T5" style:family="text">
      <style:text-properties officeooo:rsid="001b8e53"/>
    </style:style>
    <style:style style:name="T6" style:family="text">
      <style:text-properties officeooo:rsid="001d9dd4"/>
    </style:style>
    <style:style style:name="T7" style:family="text">
      <style:text-properties officeooo:rsid="001dbc1a"/>
    </style:style>
    <style:style style:name="T8" style:family="text">
      <style:text-properties officeooo:rsid="001fd041"/>
    </style:style>
    <style:style style:name="T9" style:family="text">
      <style:text-properties officeooo:rsid="0021aeb0"/>
    </style:style>
    <style:style style:name="T10" style:family="text">
      <style:text-properties officeooo:rsid="00249c58"/>
    </style:style>
    <style:style style:name="T11" style:family="text">
      <style:text-properties officeooo:rsid="004c53eb"/>
    </style:style>
    <style:style style:name="T12" style:family="text">
      <style:text-properties style:font-name="Open Sans1" fo:font-size="36pt" fo:font-weight="normal" style:font-size-asian="36pt" style:font-weight-asian="normal" style:font-size-complex="36pt" style:font-weight-complex="normal"/>
    </style:style>
    <style:style style:name="T13" style:family="text">
      <style:text-properties fo:font-variant="normal" fo:text-transform="none" style:use-window-font-color="true" style:text-outline="false" style:text-line-through-style="none" style:text-line-through-type="none" style:text-position="0% 100%" style:font-name="Open Sans1"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Open Sans1"/>
    </style:style>
    <style:style style:name="T15" style:family="text">
      <style:text-properties fo:font-variant="normal" fo:text-transform="none" fo:color="#ffffff" style:text-outline="false" style:text-line-through-style="none" style:text-line-through-type="none" style:text-position="0% 100%" style:font-name="Open Sans1"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Calibri" style:font-size-asian="24pt" style:language-asian="en" style:country-asian="US" style:font-style-asian="normal" style:font-weight-asian="bold" style:font-name-complex="DejaVu Sans" style:font-size-complex="24pt" style:language-complex="ar" style:country-complex="SA" style:font-style-complex="normal" style:font-weight-complex="bold" style:text-emphasize="none" style:text-scale="100%" style:font-relief="none" style:text-overline-style="none" style:text-overline-color="font-color"/>
    </style:style>
    <style:style style:name="T16" style:family="text">
      <style:text-properties fo:color="#729fcf" fo:font-size="13pt" fo:font-weight="bold" style:font-size-asian="13pt" style:font-weight-asian="bold" style:font-size-complex="13pt" style:font-weight-complex="bold"/>
    </style:style>
    <style:style style:name="T17" style:family="text">
      <style:text-properties fo:color="#729fcf" fo:font-size="13pt" style:font-size-asian="13pt" style:font-size-complex="13pt"/>
    </style:style>
    <style:style style:name="T18" style:family="text">
      <style:text-properties fo:font-size="10pt" style:font-size-asian="10pt" style:font-size-complex="10pt"/>
    </style:style>
    <style:style style:name="T19" style:family="text">
      <style:text-properties style:font-name="Open Sans1" fo:font-size="28pt" fo:font-weight="bold" style:font-size-asian="28pt" style:font-weight-asian="bold" style:font-size-complex="28pt" style:font-weight-complex="bol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7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textarea-vertical-align="middle" fo:min-height="0.6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svg:stroke-width="0.0138in" draw:stroke-linejoin="miter" draw:fill="solid" draw:fill-color="#44546a" draw:textarea-vertical-align="middle" draw:auto-grow-height="false" draw:fit-to-size="false" fo:min-height="9.8807in" fo:min-width="0.0126in" fo:padding-top="0.05in" fo:padding-bottom="0.05in" fo:padding-left="0.1in" fo:padding-right="0.1in" fo:wrap-option="wrap" style:run-through="background"/>
    </style:style>
    <style:style style:name="gr6" style:family="graphic">
      <style:graphic-properties draw:stroke="none" svg:stroke-width="0.0138in" draw:stroke-linejoin="miter" draw:fill="solid" draw:fill-color="#5b9bd5" draw:textarea-vertical-align="middle" draw:auto-grow-height="false" draw:fit-to-size="false" fo:min-height="0.6035in" fo:min-width="1.9492in" fo:padding-top="0in" fo:padding-bottom="0in" fo:padding-left="0.1in" fo:padding-right="0.2in" fo:wrap-option="wrap" style:run-through="background"/>
    </style:style>
    <style:style style:name="gr7" style:family="graphic">
      <style:graphic-properties style:run-through="background"/>
    </style:style>
    <style:style style:name="gr8" style:family="graphic">
      <style:graphic-properties draw:stroke="solid" svg:stroke-width="0in" svg:stroke-color="#44546a" draw:stroke-linejoin="round" draw:fill="solid" draw:fill-color="#44546a" draw:textarea-vertical-align="top" draw:auto-grow-height="false" draw:fit-to-size="false" fo:min-height="1.102in" fo:min-width="0.1335in" fo:padding-top="0.05in" fo:padding-bottom="0.05in" fo:padding-left="0.1in" fo:padding-right="0.1in" fo:wrap-option="wrap" style:run-through="background"/>
    </style:style>
    <style:style style:name="gr9" style:family="graphic">
      <style:graphic-properties draw:stroke="solid" svg:stroke-width="0in" svg:stroke-color="#44546a" draw:stroke-linejoin="round" draw:fill="solid" draw:fill-color="#44546a" draw:textarea-vertical-align="top" draw:auto-grow-height="false" draw:fit-to-size="false" fo:min-height="0.6346in" fo:min-width="0.1181in" fo:padding-top="0.05in" fo:padding-bottom="0.05in" fo:padding-left="0.1in" fo:padding-right="0.1in" fo:wrap-option="wrap" style:run-through="background"/>
    </style:style>
    <style:style style:name="gr10" style:family="graphic">
      <style:graphic-properties draw:stroke="solid" svg:stroke-width="0in" svg:stroke-color="#44546a" draw:stroke-linejoin="round" draw:fill="solid" draw:fill-color="#44546a" draw:textarea-vertical-align="top" draw:auto-grow-height="false" draw:fit-to-size="false" fo:min-height="3.3752in" fo:min-width="0.1827in" fo:padding-top="0.05in" fo:padding-bottom="0.05in" fo:padding-left="0.1in" fo:padding-right="0.1in" fo:wrap-option="wrap" style:run-through="background"/>
    </style:style>
    <style:style style:name="gr11" style:family="graphic">
      <style:graphic-properties draw:stroke="solid" svg:stroke-width="0in" svg:stroke-color="#44546a" draw:stroke-linejoin="round" draw:fill="solid" draw:fill-color="#44546a" draw:textarea-vertical-align="top" draw:auto-grow-height="false" draw:fit-to-size="false" fo:min-height="2.2327in" fo:min-width="0in" fo:padding-top="0.05in" fo:padding-bottom="0.05in" fo:padding-left="0.1in" fo:padding-right="0.1in" fo:wrap-option="wrap" style:run-through="background"/>
    </style:style>
    <style:style style:name="gr12" style:family="graphic">
      <style:graphic-properties draw:stroke="solid" svg:stroke-width="0in" svg:stroke-color="#44546a" draw:stroke-linejoin="round" draw:fill="solid" draw:fill-color="#44546a" draw:textarea-vertical-align="top" draw:auto-grow-height="false" draw:fit-to-size="false" fo:min-height="1.6181in" fo:min-width="0.2209in" fo:padding-top="0.05in" fo:padding-bottom="0.05in" fo:padding-left="0.1in" fo:padding-right="0.1in" fo:wrap-option="wrap" style:run-through="background"/>
    </style:style>
    <style:style style:name="gr13" style:family="graphic">
      <style:graphic-properties draw:stroke="solid" svg:stroke-width="0in" svg:stroke-color="#44546a" draw:stroke-linejoin="round" draw:fill="solid" draw:fill-color="#44546a" draw:textarea-vertical-align="top" draw:auto-grow-height="false" draw:fit-to-size="false" fo:min-height="0.0882in" fo:min-width="0in" fo:padding-top="0.05in" fo:padding-bottom="0.05in" fo:padding-left="0.1in" fo:padding-right="0.1in" fo:wrap-option="wrap" style:run-through="background"/>
    </style:style>
    <style:style style:name="gr14" style:family="graphic">
      <style:graphic-properties draw:stroke="solid" svg:stroke-width="0in" svg:stroke-color="#44546a" draw:stroke-linejoin="round" draw:fill="solid" draw:fill-color="#44546a" draw:textarea-vertical-align="top" draw:auto-grow-height="false" draw:fit-to-size="false" fo:min-height="0.1543in" fo:min-width="0in" fo:padding-top="0.05in" fo:padding-bottom="0.05in" fo:padding-left="0.1in" fo:padding-right="0.1in" fo:wrap-option="wrap" style:run-through="background"/>
    </style:style>
    <style:style style:name="gr15" style:family="graphic">
      <style:graphic-properties draw:stroke="solid" svg:stroke-width="0in" svg:stroke-color="#44546a" draw:stroke-linejoin="round" draw:fill="solid" draw:fill-color="#44546a" draw:textarea-vertical-align="top" draw:auto-grow-height="false" draw:fit-to-size="false" fo:min-height="1.9925in" fo:min-width="0.878in" fo:padding-top="0.05in" fo:padding-bottom="0.05in" fo:padding-left="0.1in" fo:padding-right="0.1in" fo:wrap-option="wrap" style:run-through="background"/>
    </style:style>
    <style:style style:name="gr16" style:family="graphic">
      <style:graphic-properties draw:stroke="solid" svg:stroke-width="0in" svg:stroke-color="#44546a" draw:stroke-linejoin="round" draw:fill="solid" draw:fill-color="#44546a" draw:textarea-vertical-align="top" draw:auto-grow-height="false" draw:fit-to-size="false" fo:min-height="0.4299in" fo:min-width="0in" fo:padding-top="0.05in" fo:padding-bottom="0.05in" fo:padding-left="0.1in" fo:padding-right="0.1in" fo:wrap-option="wrap" style:run-through="background"/>
    </style:style>
    <style:style style:name="gr17" style:family="graphic">
      <style:graphic-properties draw:stroke="solid" svg:stroke-width="0in" svg:stroke-color="#44546a" draw:stroke-linejoin="round" draw:fill="solid" draw:fill-color="#44546a" draw:textarea-vertical-align="top" draw:auto-grow-height="false" draw:fit-to-size="false" fo:min-height="0.078in" fo:min-width="0in" fo:padding-top="0.05in" fo:padding-bottom="0.05in" fo:padding-left="0.1in" fo:padding-right="0.1in" fo:wrap-option="wrap" style:run-through="background"/>
    </style:style>
    <style:style style:name="gr18" style:family="graphic">
      <style:graphic-properties draw:stroke="solid" svg:stroke-width="0in" svg:stroke-color="#44546a" draw:stroke-linejoin="round" draw:fill="solid" draw:fill-color="#44546a" draw:textarea-vertical-align="top" draw:auto-grow-height="false" draw:fit-to-size="false" fo:min-height="0.0146in" fo:min-width="0in" fo:padding-top="0.05in" fo:padding-bottom="0.05in" fo:padding-left="0.1in" fo:padding-right="0.1in" fo:wrap-option="wrap" style:run-through="background"/>
    </style:style>
    <style:style style:name="gr19" style:family="graphic">
      <style:graphic-properties draw:stroke="solid" svg:stroke-width="0in" svg:stroke-color="#44546a" draw:stroke-linejoin="round" draw:fill="solid" draw:fill-color="#44546a" draw:textarea-vertical-align="top" draw:auto-grow-height="false" draw:fit-to-size="false" fo:min-height="0.222in" fo:min-width="0in" fo:padding-top="0.05in" fo:padding-bottom="0.05in" fo:padding-left="0.1in" fo:padding-right="0.1in" fo:wrap-option="wrap" style:run-through="background"/>
    </style:style>
    <style:style style:name="gr20" style:family="graphic">
      <style:graphic-properties draw:stroke="solid" svg:stroke-width="0in" svg:stroke-color="#44546a" svg:stroke-opacity="20%" draw:stroke-linejoin="round" draw:fill="solid" draw:fill-color="#44546a" draw:opacity="20%" draw:textarea-vertical-align="top" draw:auto-grow-height="false" draw:fit-to-size="false" fo:min-height="1.7354in" fo:min-width="0.3102in" fo:padding-top="0.05in" fo:padding-bottom="0.05in" fo:padding-left="0.1in" fo:padding-right="0.1in" fo:wrap-option="wrap" style:run-through="background"/>
    </style:style>
    <style:style style:name="gr21" style:family="graphic">
      <style:graphic-properties draw:stroke="solid" svg:stroke-width="0in" svg:stroke-color="#44546a" svg:stroke-opacity="20%" draw:stroke-linejoin="round" draw:fill="solid" draw:fill-color="#44546a" draw:opacity="20%" draw:textarea-vertical-align="top" draw:auto-grow-height="false" draw:fit-to-size="false" fo:min-height="1.0217in" fo:min-width="0.2827in" fo:padding-top="0.05in" fo:padding-bottom="0.05in" fo:padding-left="0.1in" fo:padding-right="0.1in" fo:wrap-option="wrap" style:run-through="background"/>
    </style:style>
    <style:style style:name="gr22" style:family="graphic">
      <style:graphic-properties draw:stroke="solid" svg:stroke-width="0in" svg:stroke-color="#44546a" svg:stroke-opacity="20%" draw:stroke-linejoin="round" draw:fill="solid" draw:fill-color="#44546a" draw:opacity="20%" draw:textarea-vertical-align="top" draw:auto-grow-height="false" draw:fit-to-size="false" fo:min-height="0.3937in" fo:min-width="0in" fo:padding-top="0.05in" fo:padding-bottom="0.05in" fo:padding-left="0.1in" fo:padding-right="0.1in" fo:wrap-option="wrap" style:run-through="background"/>
    </style:style>
    <style:style style:name="gr23" style:family="graphic">
      <style:graphic-properties draw:stroke="solid" svg:stroke-width="0in" svg:stroke-color="#44546a" svg:stroke-opacity="20%" draw:stroke-linejoin="round" draw:fill="solid" draw:fill-color="#44546a" draw:opacity="20%" draw:textarea-vertical-align="top" draw:auto-grow-height="false" draw:fit-to-size="false" fo:min-height="2.5228in" fo:min-width="0.4453in" fo:padding-top="0.05in" fo:padding-bottom="0.05in" fo:padding-left="0.1in" fo:padding-right="0.1in" fo:wrap-option="wrap" style:run-through="background"/>
    </style:style>
    <style:style style:name="gr24" style:family="graphic">
      <style:graphic-properties draw:stroke="solid" svg:stroke-width="0in" svg:stroke-color="#44546a" svg:stroke-opacity="20%" draw:stroke-linejoin="round" draw:fill="solid" draw:fill-color="#44546a" draw:opacity="20%" draw:textarea-vertical-align="top" draw:auto-grow-height="false" draw:fit-to-size="false" fo:min-height="0.1898in" fo:min-width="0in" fo:padding-top="0.05in" fo:padding-bottom="0.05in" fo:padding-left="0.1in" fo:padding-right="0.1in" fo:wrap-option="wrap" style:run-through="background"/>
    </style:style>
    <style:style style:name="gr25" style:family="graphic">
      <style:graphic-properties draw:stroke="solid" svg:stroke-width="0in" svg:stroke-color="#44546a" svg:stroke-opacity="20%" draw:stroke-linejoin="round" draw:fill="solid" draw:fill-color="#44546a" draw:opacity="20%" draw:textarea-vertical-align="top" draw:auto-grow-height="false" draw:fit-to-size="false" fo:min-height="0.2874in" fo:min-width="0in" fo:padding-top="0.05in" fo:padding-bottom="0.05in" fo:padding-left="0.1in" fo:padding-right="0.1in" fo:wrap-option="wrap" style:run-through="background"/>
    </style:style>
    <style:style style:name="gr26" style:family="graphic">
      <style:graphic-properties draw:stroke="solid" svg:stroke-width="0in" svg:stroke-color="#44546a" svg:stroke-opacity="20%" draw:stroke-linejoin="round" draw:fill="solid" draw:fill-color="#44546a" draw:opacity="20%" draw:textarea-vertical-align="top" draw:auto-grow-height="false" draw:fit-to-size="false" fo:min-height="3.0898in" fo:min-width="1.4425in" fo:padding-top="0.05in" fo:padding-bottom="0.05in" fo:padding-left="0.1in" fo:padding-right="0.1in" fo:wrap-option="wrap" style:run-through="background"/>
    </style:style>
    <style:style style:name="gr27" style:family="graphic">
      <style:graphic-properties draw:stroke="solid" svg:stroke-width="0in" svg:stroke-color="#44546a" svg:stroke-opacity="20%" draw:stroke-linejoin="round" draw:fill="solid" draw:fill-color="#44546a" draw:opacity="20%" draw:textarea-vertical-align="top" draw:auto-grow-height="false" draw:fit-to-size="false" fo:min-height="0.6992in" fo:min-width="0in" fo:padding-top="0.05in" fo:padding-bottom="0.05in" fo:padding-left="0.1in" fo:padding-right="0.1in" fo:wrap-option="wrap" style:run-through="background"/>
    </style:style>
    <style:style style:name="gr28" style:family="graphic">
      <style:graphic-properties draw:stroke="solid" svg:stroke-width="0in" svg:stroke-color="#44546a" svg:stroke-opacity="20%" draw:stroke-linejoin="round" draw:fill="solid" draw:fill-color="#44546a" draw:opacity="20%" draw:textarea-vertical-align="top" draw:auto-grow-height="false" draw:fit-to-size="false" fo:min-height="0.1693in" fo:min-width="0in" fo:padding-top="0.05in" fo:padding-bottom="0.05in" fo:padding-left="0.1in" fo:padding-right="0.1in" fo:wrap-option="wrap" style:run-through="background"/>
    </style:style>
    <style:style style:name="gr29" style:family="graphic">
      <style:graphic-properties draw:stroke="solid" svg:stroke-width="0in" svg:stroke-color="#44546a" svg:stroke-opacity="20%" draw:stroke-linejoin="round" draw:fill="solid" draw:fill-color="#44546a" draw:opacity="20%" draw:textarea-vertical-align="top" draw:auto-grow-height="false" draw:fit-to-size="false" fo:min-height="0.0756in" fo:min-width="0in" fo:padding-top="0.05in" fo:padding-bottom="0.05in" fo:padding-left="0.1in" fo:padding-right="0.1in" fo:wrap-option="wrap" style:run-through="background"/>
    </style:style>
    <style:style style:name="gr30" style:family="graphic">
      <style:graphic-properties draw:stroke="none" svg:stroke-color="#000000" draw:fill="none" draw:fill-color="#ffffff" fo:min-height="0.6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g text:anchor-type="paragraph" draw:z-index="3" draw:name="Group 2" draw:style-name="gr4"><draw:custom-shape draw:name="Rectangle 3" draw:style-name="gr5" draw:text-style-name="P43" svg:width="0.2122in" svg:height="10.8461in" svg:x="0.3307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 4" draw:style-name="gr6" draw:text-style-name="P44" svg:width="2.4004in" svg:height="0.6559in" svg:x="0.3307in" svg:y="1.8118i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oup 5" draw:style-name="gr7"><draw:g draw:name="Group 6" draw:style-name="gr7"><draw:custom-shape draw:name="Freeform 20" draw:style-name="gr8" draw:text-style-name="P43" svg:width="0.3331in" svg:height="1.3059in" svg:x="0.9118in" svg:y="8.822in"><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reeform 21" draw:style-name="gr9" draw:text-style-name="P43" svg:width="0.3177in" svg:height="0.7976in" svg:x="1.2618in" svg:y="10.111in"><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reeform 22" draw:style-name="gr10" draw:text-style-name="P43" svg:width="0.3823in" svg:height="3.776in" svg:x="0.5181in" svg:y="5.072in"><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reeform 23" draw:style-name="gr11" draw:text-style-name="P43" svg:width="0.1224in" svg:height="2.5343in" svg:x="0.8626in" svg:y="6.2874in"><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reeform 24" draw:style-name="gr12" draw:text-style-name="P43" svg:width="0.4205in" svg:height="1.8669in" svg:x="0.9008in" svg:y="8.8484in"><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reeform 25" draw:style-name="gr13" draw:text-style-name="P43" svg:width="0.0898in" svg:height="0.2039in" svg:x="1.3441in" svg:y="10.7039in"><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reeform 26" draw:style-name="gr14" draw:text-style-name="P43" svg:width="0.0406in" svg:height="0.276in" svg:x="0.8878in" svg:y="8.7028in"><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reeform 27" draw:style-name="gr15" draw:text-style-name="P43" svg:width="1.0776in" svg:height="2.274in" svg:x="1.2461in" svg:y="7.8366in"><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reeform 28" draw:style-name="gr16" draw:text-style-name="P43" svg:width="0.098in" svg:height="0.576in" svg:x="1.2461in" svg:y="10.1276in"><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reeform 29" draw:style-name="gr17" draw:text-style-name="P43" svg:width="0.0843in" svg:height="0.1925in" svg:x="1.3224in" svg:y="10.7157in"><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reeform 30" draw:style-name="gr18" draw:text-style-name="P43" svg:width="0.0189in" svg:height="0.124in" svg:x="1.2461in" svg:y="10.0602in"><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reeform 31" draw:style-name="gr19" draw:text-style-name="P43" svg:width="0.1224in" svg:height="0.3496in" svg:x="1.287in" svg:y="10.5591in"><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oup 7" draw:style-name="gr7"><draw:custom-shape draw:name="Freeform 8" draw:style-name="gr20" draw:text-style-name="P43" svg:width="0.5098in" svg:height="1.9949in" svg:x="0.5118in" svg:y="7.7303in"><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reeform 9" draw:style-name="gr21" draw:text-style-name="P43" svg:width="0.4823in" svg:height="1.2185in" svg:x="1.0516in" svg:y="9.6894in"><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reeform 10" draw:style-name="gr22" draw:text-style-name="P43" svg:width="0.0815in" svg:height="0.5358in" svg:x="0.4142in" svg:y="7.2295in"><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reeform 12" draw:style-name="gr23" draw:text-style-name="P43" svg:width="0.6449in" svg:height="2.8512in" svg:x="0.4961in" svg:y="7.765in"><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reeform 13" draw:style-name="gr24" draw:text-style-name="P43" svg:width="0.1343in" svg:height="0.3134in" svg:x="1.1736in" svg:y="10.5949in"><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reeform 14" draw:style-name="gr25" draw:text-style-name="P43" svg:width="0.0606in" svg:height="0.4213in" svg:x="0.4791in" svg:y="7.5476in"><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reeform 15" draw:style-name="gr26" draw:text-style-name="P43" svg:width="1.6421in" svg:height="3.4661in" svg:x="1.0224in" svg:y="6.2228in"><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reeform 16" draw:style-name="gr27" draw:text-style-name="P43" svg:width="0.1512in" svg:height="0.8677in" svg:x="1.0224in" svg:y="9.7256in"><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reeform 17" draw:style-name="gr28" draw:text-style-name="P43" svg:width="0.126in" svg:height="0.2921in" svg:x="1.1409in" svg:y="10.6165in"><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reeform 18" draw:style-name="gr29" draw:text-style-name="P43" svg:width="0.028in" svg:height="0.1913in" svg:x="1.0224in" svg:y="9.6146in"><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reeform 19" draw:style-name="gr22" draw:text-style-name="P43" svg:width="0.187in" svg:height="0.5362in" svg:x="1.0843in" svg:y="10.372in"><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frame text:anchor-type="paragraph" draw:z-index="2" draw:style-name="gr3" draw:text-style-name="P42" svg:width="2.4004in" svg:height="0.6559in" svg:x="-0.4571in" svg:y="1.0244in"><draw:text-box><text:p text:style-name="P41"><text:span text:style-name="T15">2014</text:span></text:p></draw:text-box></draw:frame><draw:frame text:anchor-type="paragraph" draw:z-index="1" draw:style-name="gr2" draw:text-style-name="P40" svg:width="4.6559in" svg:height="1.1878in" svg:x="2.3063in" svg:y="2.9252in"><draw:text-box><text:p><text:span text:style-name="T14">In diesem Dokument werden die Anforderungen für ein virtuelles privates Netzwerk (VPN) beschrieben.</text:span></text:p></draw:text-box></draw:frame><draw:frame text:anchor-type="paragraph" draw:z-index="4" draw:style-name="gr30" draw:text-style-name="P45" svg:width="3.8996in" svg:height="0.8717in" svg:x="2.3063in" svg:y="8.0772in"><draw:text-box><text:p><text:span text:style-name="T16">Auftragnehmer:</text:span></text:p><text:p><text:span text:style-name="T17">Louis Ritter, Maximilian Netter, Ramon Fischer</text:span></text:p><text:p><text:span text:style-name="T18">WIR-MACHEN-DAS GMBH</text:span></text:p><text:p><text:span text:style-name="T18">Hildastraße 24, 69226 Nußloch</text:span></text:p></draw:text-box></draw:frame><draw:frame text:anchor-type="paragraph" draw:z-index="5" draw:style-name="gr30" draw:text-style-name="P45" svg:width="3.8996in" svg:height="0.8717in" svg:x="2.3063in" svg:y="6.8957in"><draw:text-box><text:p><text:span text:style-name="T16">Auftraggeber:</text:span></text:p><text:p><text:span text:style-name="T17">Anna Nass, Rainer Stoff</text:span></text:p><text:p><text:span text:style-name="T18">R. WARRIOR UND PARTNER CONSULTING</text:span></text:p><text:p><text:span text:style-name="T18">Fucking 42, 5121 Österreich</text:span></text:p></draw:text-box></draw:frame><draw:frame text:anchor-type="paragraph" draw:z-index="0" draw:style-name="gr1" draw:text-style-name="P39" svg:width="4.6559in" svg:height="1.7858in" svg:x="2.3008in" svg:y="0.8839in"><draw:text-box><text:p><text:span text:style-name="T12">R. Warrior und Partner Consulting</text:span></text:p><text:p text:style-name="P38"><text:span text:style-name="T13">Lastenheft</text:span></text:p></draw:text-box></draw:frame><draw:frame text:anchor-type="paragraph" draw:z-index="6" draw:style-name="gr31" draw:text-style-name="P46" svg:width="4.6559in" svg:height="0.5307in" svg:x="2.3008in" svg:y="4.8217in"><draw:text-box><text:p text:style-name="P45"><text:span text:style-name="T19">Virtual Private Network</text:span></text:p></draw:text-box></draw:frame><draw:frame text:anchor-type="paragraph" draw:z-index="7" draw:style-name="gr32" draw:text-style-name="P47" svg:width="4.6606in" svg:height="0.3803in" svg:x="2.2957in" svg:y="5.352in"><draw:text-box><text:p text:style-name="P45"><text:span text:style-name="T18">Projektbeginn: 01.12.2014</text:span></text:p><text:p text:style-name="P45"><text:span text:style-name="T18">Projektende: 22.05.2015</text:span></text:p></draw:text-box></draw:fram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150_575239319" text:style-name="Index_20_Link" text:visited-style-name="Index_20_Link">1 Ausgangssituation<text:tab/>1</text:a></text:p>
          <text:p text:style-name="P37"><text:a xlink:type="simple" xlink:href="#__RefHeading__159_2019145728" text:style-name="Index_20_Link" text:visited-style-name="Index_20_Link">1.1 Projektidee<text:tab/>1</text:a></text:p>
          <text:p text:style-name="P37"><text:a xlink:type="simple" xlink:href="#__RefHeading__161_2019145728" text:style-name="Index_20_Link" text:visited-style-name="Index_20_Link">1.2 Problembeschreibung<text:tab/>1</text:a></text:p>
          <text:p text:style-name="P36"><text:a xlink:type="simple" xlink:href="#__RefHeading__163_2019145728" text:style-name="Index_20_Link" text:visited-style-name="Index_20_Link">2 Zielsetzung<text:tab/>1</text:a></text:p>
          <text:p text:style-name="P37"><text:a xlink:type="simple" xlink:href="#__RefHeading__165_2019145728" text:style-name="Index_20_Link" text:visited-style-name="Index_20_Link">2.1 Erfolgsmessung<text:tab/>1</text:a></text:p>
          <text:p text:style-name="P36"><text:a xlink:type="simple" xlink:href="#__RefHeading__167_2019145728" text:style-name="Index_20_Link" text:visited-style-name="Index_20_Link">3 Produkteinsatz<text:tab/>1</text:a></text:p>
          <text:p text:style-name="P36"><text:a xlink:type="simple" xlink:href="#__RefHeading__169_2019145728" text:style-name="Index_20_Link" text:visited-style-name="Index_20_Link">4 Funktionale Anforderungen<text:tab/>2</text:a></text:p>
          <text:p text:style-name="P36"><text:a xlink:type="simple" xlink:href="#__RefHeading__171_2019145728" text:style-name="Index_20_Link" text:visited-style-name="Index_20_Link">5 Nicht funktionale Anforderungen<text:tab/>2</text:a></text:p>
          <text:p text:style-name="P36"><text:a xlink:type="simple" xlink:href="#__RefHeading__254_2019145728" text:style-name="Index_20_Link" text:visited-style-name="Index_20_Link">6 Lieferumfang<text:tab/>2</text:a></text:p>
          <text:p text:style-name="P36"><text:a xlink:type="simple" xlink:href="#__RefHeading__256_2019145728" text:style-name="Index_20_Link" text:visited-style-name="Index_20_Link">7 Projektphasen &amp; Meilensteine<text:tab/>2</text:a></text:p>
          <text:p text:style-name="P36"><text:a xlink:type="simple" xlink:href="#__RefHeading__258_2019145728" text:style-name="Index_20_Link" text:visited-style-name="Index_20_Link">8 Abnahmekriterien<text:tab/>3</text:a></text:p>
        </text:index-body>
      </text:table-of-content>
      <text:h text:style-name="P32" text:outline-level="1"><text:bookmark-start text:name="__RefHeading__150_575239319"/>1 Ausgangssituation<text:bookmark-end text:name="__RefHeading__150_575239319"/></text:h>
      <text:p text:style-name="P13">Die R. Warrior und Partner Consulting berät Kunden europaweit in finanz- und steuerrechtlichen Angelegenheiten. Die Mehrzahl der Mitarbeiter ist daher im Außendienst tätig und auf eine sichere Kommunikationsinfrastruktur angewiesen, insbesondere im europäischen Ausland. Bei zeitlich länger dauernden Projekten soll die Kommunikation standortübergreifend erfolgen, bei kurzfristigen Projekten ist die fallweise Einwahl in das jeweilige Unternehmensnetzwerk üblich.</text:p>
      <text:h text:style-name="P28" text:outline-level="2"><text:bookmark-start text:name="__RefHeading__159_2019145728"/>1.1 Projektidee<text:bookmark-end text:name="__RefHeading__159_2019145728"/></text:h>
      <text:p text:style-name="P10">Außendienstmitarbeiter sind auf eine sichere Kommunikationsinfrastruktur angewiesen, um Firmengeheimnisse zu bewahren. <text:span text:style-name="T3">Des Weiteren <text:s/>sollen mehrere Firmenstandorte miteinander verbunden werden.</text:span></text:p>
      <text:h text:style-name="P28" text:outline-level="2"><text:bookmark-start text:name="__RefHeading__161_2019145728"/>1.2 <text:span text:style-name="T3">Problembeschreibung</text:span><text:bookmark-end text:name="__RefHeading__161_2019145728"/></text:h>
      <text:p text:style-name="P11">Momentan ist es nicht möglich eine sichere Verbindung zwischen Heimarbeitsplätzen und den Firmenstandorten zu gewähren.</text:p>
      <text:h text:style-name="P29" text:outline-level="1"><text:bookmark-start text:name="__RefHeading__163_2019145728"/>2 <text:span text:style-name="T4">Zielsetzung</text:span><text:bookmark-end text:name="__RefHeading__163_2019145728"/></text:h>
      <text:p text:style-name="P11">Jedem Außendienstmitarbeiter soll der Zugriff auf das Firmennetzwerk auf einfachste Weise ermöglicht werden.</text:p>
      <text:h text:style-name="P28" text:outline-level="2"><text:bookmark-start text:name="__RefHeading__165_2019145728"/>2.1 <text:span text:style-name="T5">Erfolgsmessung</text:span><text:bookmark-end text:name="__RefHeading__165_2019145728"/></text:h>
      <text:p text:style-name="P12">Der Erfolg wird an der Funktionalität und an der Bedienungsfreundlichkeit gemessen.</text:p>
      <text:h text:style-name="P29" text:outline-level="1"><text:bookmark-start text:name="__RefHeading__167_2019145728"/>3 <text:span text:style-name="T6">Produkteinsatz</text:span><text:bookmark-end text:name="__RefHeading__167_2019145728"/></text:h>
      <text:p text:style-name="P14">Außerhalb des Firmennetzwerkes, überwiegend im europäischen Raum.</text:p>
      <text:h text:style-name="P31" text:outline-level="1"/>
      <text:h text:style-name="P34" text:outline-level="1"><text:bookmark-start text:name="__RefHeading__169_2019145728"/>4 <text:span text:style-name="T7">Funktionale Anforderungen</text:span><text:bookmark-end text:name="__RefHeading__169_2019145728"/></text:h>
      <text:list xml:id="list2940174021048048367" text:style-name="L16">
        <text:list-item>
          <text:p text:style-name="P21">Es soll eine Möglichkeit geboten werden sich von außerhalb sicher ins Firmennetzwerk anzumelden</text:p>
        </text:list-item>
        <text:list-item>
          <text:p text:style-name="P21">Heimarbeit soll gewährleistet sein (Verbindung zum Firmennetzwerk)</text:p>
        </text:list-item>
        <text:list-item>
          <text:p text:style-name="P21">Standorte sollen miteinander verbunden werden</text:p>
        </text:list-item>
        <text:list-item>
          <text:p text:style-name="P21">Unterschiedliche Betriebssysteme sollen auf das Firmennetzwerk zugreifen können</text:p>
        </text:list-item>
      </text:list>
      <text:h text:style-name="P29" text:outline-level="1"><text:bookmark-start text:name="__RefHeading__171_2019145728"/>5 <text:span text:style-name="T11">Nicht funktionale Anforderungen</text:span><text:bookmark-end text:name="__RefHeading__171_2019145728"/></text:h>
      <text:list xml:id="list4773931213190768877" text:style-name="L17">
        <text:list-item>
          <text:p text:style-name="P22">Ausreichende Bandbreite</text:p>
        </text:list-item>
        <text:list-item>
          <text:p text:style-name="P23">Zuverlässigkeit der Verbindung der Endgeräte</text:p>
        </text:list-item>
        <text:list-item>
          <text:p text:style-name="P23">Datensicherheit</text:p>
        </text:list-item>
        <text:list-item>
          <text:p text:style-name="P24">Zuverlässige Hard- und Software</text:p>
        </text:list-item>
      </text:list>
      <text:h text:style-name="P29" text:outline-level="1"><text:bookmark-start text:name="__RefHeading__254_2019145728"/>6 <text:span text:style-name="T8">Lieferumfang</text:span><text:bookmark-end text:name="__RefHeading__254_2019145728"/></text:h>
      <text:list xml:id="list1747889738308217224" text:style-name="L18">
        <text:list-item>
          <text:p text:style-name="P25">Hardware</text:p>
        </text:list-item>
        <text:list-item>
          <text:p text:style-name="P25">Software</text:p>
        </text:list-item>
        <text:list-item>
          <text:p text:style-name="P25">Wartungsvertrag</text:p>
        </text:list-item>
        <text:list-item>
          <text:p text:style-name="P25">Schulung der Mitarbeiter</text:p>
        </text:list-item>
      </text:list>
      <text:h text:style-name="P29" text:outline-level="1"><text:bookmark-start text:name="__RefHeading__256_2019145728"/>7 <text:span text:style-name="T9">Projektphasen &amp; Meilensteine</text:span><text:bookmark-end text:name="__RefHeading__256_2019145728"/></text:h>
      <text:list xml:id="list8739431218528814705" text:style-name="L19">
        <text:list-item>
          <text:p text:style-name="P26">Hard- und Software evaluieren</text:p>
        </text:list-item>
        <text:list-item>
          <text:p text:style-name="P26">Testumgebung aufsetzen und Funktionalität prüfen</text:p>
        </text:list-item>
        <text:list-item>
          <text:p text:style-name="P26">Testen durch R. Warrior und Partner Consulting</text:p>
        </text:list-item>
        <text:list-item>
          <text:p text:style-name="P27">Übergabetermin: 22.05.2015</text:p>
        </text:list-item>
      </text:list>
      <text:h text:style-name="P30" text:outline-level="1"/>
      <text:h text:style-name="P33" text:outline-level="1"><text:bookmark-start text:name="__RefHeading__258_2019145728"/>8 <text:span text:style-name="T10">Abnahmekriterien</text:span><text:bookmark-end text:name="__RefHeading__258_2019145728"/></text:h>
      <text:list xml:id="list8894537621227508633" text:style-name="L20">
        <text:list-item>
          <text:p text:style-name="P19">Funktionierende Konfiguration</text:p>
          <text:list>
            <text:list-item>
              <text:p text:style-name="P19">Leistungstests</text:p>
            </text:list-item>
            <text:list-item>
              <text:p text:style-name="P20">Übertragungsgeschwindigkeit</text:p>
            </text:list-item>
            <text:list-item>
              <text:p text:style-name="P19">Belastbarkeit</text:p>
            </text:list-item>
          </text:list>
        </text:list-item>
        <text:list-item>
          <text:p text:style-name="P19">Erweiterbarkeit</text:p>
          <text:list>
            <text:list-item>
              <text:p text:style-name="P19">Einbindung eines neuen Standorts</text:p>
            </text:list-item>
            <text:list-item>
              <text:p text:style-name="P19">Einbindung neuer Mitarbeiter</text:p>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 table:name="Table1" table:style-name="Table1">
        <table:table-column table:style-name="Table1.A"/>
        <table:table-row>
          <table:table-cell table:style-name="Table1.A1" office:value-type="string">
            <text:p text:style-name="P4"/>
          </table:table-cell>
        </table:table-row>
      </table:table>
      <text:p text:style-name="P16">Ort, Datum</text:p>
      <text:p text:style-name="P15"/>
      <table:table table:name="Table2" table:style-name="Table2">
        <table:table-column table:style-name="Table2.A"/>
        <table:table-row>
          <table:table-cell table:style-name="Table2.A1" office:value-type="string">
            <text:p text:style-name="P4"/>
          </table:table-cell>
        </table:table-row>
      </table:table>
      <text:p text:style-name="P17">Unterschrift Auftragge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 Sans" svg:font-family="'Open Sans'" style:font-family-generic="swiss"/>
    <style:font-face style:name="DejaVu Sans Light" svg:font-family="'DejaVu Sans Light'" style:font-family-generic="swiss" style:font-pitch="variable"/>
    <style:font-face style:name="Liberation Sans" svg:font-family="'Liberation Sans'" style:font-family-generic="swiss" style:font-pitch="variable"/>
    <style:font-face style:name="Open Sans1" svg:font-family="'Ope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Open Sans"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Open Sans" fo:font-family="'Ope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left="none" fo:border-right="none" fo:border-top="0.05pt solid #000000" fo:border-bottom="none"/>
    </style:style>
    <style:style style:name="MP1" style:family="paragraph" style:parent-style-name="Header">
      <style:text-properties fo:font-size="24pt" style:font-size-asian="21pt" style:font-size-complex="24pt"/>
    </style:style>
    <style:style style:name="MP2" style:family="paragraph" style:parent-style-name="Table_20_Contents">
      <style:paragraph-properties fo:text-align="end" style:justify-single-word="false"/>
      <style:text-properties officeooo:rsid="0028fbba" officeooo:paragraph-rsid="002a2634"/>
    </style:style>
    <style:style style:name="MP3" style:family="paragraph" style:parent-style-name="Standard">
      <style:paragraph-properties fo:margin-top="0in" fo:margin-bottom="0in" style:contextual-spacing="false" fo:text-align="end" style:justify-single-word="false"/>
      <style:text-properties fo:font-size="8pt" officeooo:rsid="002f04cc" officeooo:paragraph-rsid="000c81e9" style:font-size-asian="8pt" style:font-size-complex="8pt"/>
    </style:style>
    <style:style style:name="MP4" style:family="paragraph" style:parent-style-name="Standard">
      <style:paragraph-properties fo:margin-top="0in" fo:margin-bottom="0in" style:contextual-spacing="false" fo:text-align="end" style:justify-single-word="false"/>
      <style:text-properties fo:font-size="8pt" officeooo:rsid="000c81e9" officeooo:paragraph-rsid="000c81e9" style:font-size-asian="8pt" style:font-size-complex="8pt"/>
    </style:style>
    <style:style style:name="MP5" style:family="paragraph" style:parent-style-name="Standard">
      <style:paragraph-properties fo:margin-top="0in" fo:margin-bottom="0in" style:contextual-spacing="false" fo:text-align="end" style:justify-single-word="false"/>
      <style:text-properties fo:font-size="8pt" officeooo:rsid="0041bfe0" officeooo:paragraph-rsid="0041bfe0" style:font-size-asian="8pt" style:font-size-complex="8pt"/>
    </style:style>
    <style:style style:name="MP6" style:family="paragraph" style:parent-style-name="Header" style:master-page-name="">
      <style:paragraph-properties style:page-number="auto" fo:padding="0.0201in" fo:border-left="none" fo:border-right="none" fo:border-top="none" fo:border-bottom="0.06pt solid #000000" style:shadow="none"/>
      <style:text-properties style:font-name="DejaVu Sans Light" fo:font-size="24pt" fo:font-weight="bold" officeooo:rsid="0011d97d" officeooo:paragraph-rsid="0011d97d" style:font-size-asian="24pt" style:font-weight-asian="bold" style:font-size-complex="24pt" style:font-weight-complex="bold"/>
    </style:style>
    <style:style style:name="MP7" style:family="paragraph" style:parent-style-name="Footer">
      <style:paragraph-properties fo:text-align="end" style:justify-single-word="false" fo:padding="0.0201in" fo:border-left="none" fo:border-right="none" fo:border-top="0.06pt solid #000000" fo:border-bottom="none" style:shadow="none"/>
      <style:text-properties officeooo:rsid="003a76a6" officeooo:paragraph-rsid="003a76a6"/>
    </style:style>
    <style:style style:name="MP8" style:family="paragraph" style:parent-style-name="Header">
      <style:text-properties fo:font-size="24pt" fo:font-weight="bold" officeooo:rsid="0011d97d" officeooo:paragraph-rsid="0011d97d" style:font-size-asian="24pt" style:font-weight-asian="bold" style:font-size-complex="24pt" style:font-weight-complex="bold"/>
    </style:style>
    <style:style style:name="MT1" style:family="text">
      <style:text-properties officeooo:rsid="003705b3"/>
    </style:style>
    <style:style style:name="MT2" style:family="text">
      <style:text-properties officeooo:rsid="004260c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ext:p text:style-name="MP1"/>
      </style:header>
      <style:footer>
        <table:table table:name="Table3" table:style-name="Table3">
          <table:table-column table:style-name="Table3.A"/>
          <table:table-row>
            <table:table-cell table:style-name="Table3.A1" office:value-type="string">
              <text:p text:style-name="MP2">Seite <text:page-number text:select-page="current">3</text:page-number><text:span text:style-name="MT1">|3</text:span></text:p>
            </table:table-cell>
          </table:table-row>
        </table:table>
      </style:footer>
    </style:master-page>
    <style:master-page style:name="First_20_Page" style:display-name="First Page" style:page-layout-name="Mpm2" style:next-style-name="Index">
      <style:footer>
        <text:p text:style-name="MP3">Version <text:editing-cycles>65</text:editing-cycles></text:p>
        <text:p text:style-name="MP4"><text:file-name text:display="name-and-extension">LH - R. Warrior und Partner Consulting.odt</text:file-name></text:p>
        <text:p text:style-name="MP5"><text:span text:style-name="MT2">Druckdatum: </text:span><text:date style:data-style-name="N81" text:date-value="2014-12-10T21:02:17.533948989">10. December 2014</text:date></text:p>
      </style:footer>
    </style:master-page>
    <style:master-page style:name="Index" style:page-layout-name="Mpm1" style:next-style-name="Standard">
      <style:header>
        <text:p text:style-name="MP6">Inhaltsverzeichnis</text:p>
      </style:header>
      <style:footer>
        <text:p text:style-name="MP7">Seite <text:page-number style:num-format="I" text:select-page="current">I</text:page-number></text:p>
      </style:footer>
    </style:master-page>
    <style:master-page style:name="Last_20_Page" style:display-name="Last Page" style:page-layout-name="Mpm3" style:next-style-name="Standard">
      <style:header>
        <text:p text:style-name="MP8">Inhaltsverzeichn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20:09:55.146902289</meta:creation-date>
    <dc:date>2014-12-10T21:02:17.504057259</dc:date>
    <meta:editing-duration>PT2H5M55S</meta:editing-duration>
    <meta:editing-cycles>65</meta:editing-cycles>
    <meta:generator>LibreOffice/4.2.5.2$Linux_X86_64 LibreOffice_project/61cb170a04bb1f12e77c884eab9192be736ec5f5</meta:generator>
    <meta:print-date>2014-12-08T22:06:22.769348257</meta:print-date>
    <dc:creator>Ramon Fischer</dc:creator>
    <meta:document-statistic meta:table-count="3" meta:image-count="0" meta:object-count="0" meta:page-count="7" meta:paragraph-count="60" meta:word-count="313" meta:character-count="2459" meta:non-whitespace-character-count="2228"/>
  </office:meta>
</office:document-meta>
</file>